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94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626cm"/>
    </style:style>
    <style:style style:name="co9" style:family="table-column">
      <style:table-column-properties fo:break-before="auto" style:column-width="1.51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815cm"/>
    </style:style>
    <style:style style:name="co16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number-columns-repeated="2" table:default-cell-style-name="ce28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3" table:default-cell-style-name="ce29"/>
        <table:table-column table:style-name="co13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table:number-columns-repeated="2"/>
          <table:table-cell table:formula="of:=[.F5]+[.E6]" office:value-type="float" office:value="328" calcext:value-type="float">
            <text:p>328,00</text:p>
          </table:table-cell>
          <table:table-cell/>
          <table:table-cell table:formula="of:=[.H5]+[.G6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0" calcext:value-type="currency">
            <text:p>0,00 €</text:p>
          </table:table-cell>
          <table:table-cell table:formula="of:=[.N5]+[.M6]" office:value-type="currency" office:currency="EUR" office:value="119.25" calcext:value-type="currency">
            <text:p>119,25 €</text:p>
          </table:table-cell>
          <table:table-cell table:formula="of:=[.A6]*budgetjour-[.N6]" office:value-type="currency" office:currency="EUR" office:value="30.75" calcext:value-type="currency">
            <text:p>30,7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2"/>
          <table:table-cell table:formula="of:=[.F6]+[.E7]" office:value-type="float" office:value="328" calcext:value-type="float">
            <text:p>328,00</text:p>
          </table:table-cell>
          <table:table-cell/>
          <table:table-cell table:formula="of:=[.H6]+[.G7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0" calcext:value-type="currency">
            <text:p>0,00 €</text:p>
          </table:table-cell>
          <table:table-cell table:formula="of:=[.N6]+[.M7]" office:value-type="currency" office:currency="EUR" office:value="119.25" calcext:value-type="currency">
            <text:p>119,25 €</text:p>
          </table:table-cell>
          <table:table-cell table:formula="of:=[.A7]*budgetjour-[.N7]" office:value-type="currency" office:currency="EUR" office:value="60.75" calcext:value-type="currency">
            <text:p>60,7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2"/>
          <table:table-cell table:formula="of:=[.F7]+[.E8]" office:value-type="float" office:value="328" calcext:value-type="float">
            <text:p>328,00</text:p>
          </table:table-cell>
          <table:table-cell/>
          <table:table-cell table:formula="of:=[.H7]+[.G8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0" calcext:value-type="currency">
            <text:p>0,00 €</text:p>
          </table:table-cell>
          <table:table-cell table:formula="of:=[.N7]+[.M8]" office:value-type="currency" office:currency="EUR" office:value="119.25" calcext:value-type="currency">
            <text:p>119,25 €</text:p>
          </table:table-cell>
          <table:table-cell table:formula="of:=[.A8]*budgetjour-[.N8]" office:value-type="currency" office:currency="EUR" office:value="90.75" calcext:value-type="currency">
            <text:p>90,75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328" calcext:value-type="float">
            <text:p>328,00</text:p>
          </table:table-cell>
          <table:table-cell/>
          <table:table-cell table:formula="of:=[.H8]+[.G9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0" calcext:value-type="currency">
            <text:p>0,00 €</text:p>
          </table:table-cell>
          <table:table-cell table:formula="of:=[.N8]+[.M9]" office:value-type="currency" office:currency="EUR" office:value="119.25" calcext:value-type="currency">
            <text:p>119,25 €</text:p>
          </table:table-cell>
          <table:table-cell table:formula="of:=[.A9]*budgetjour-[.N9]" office:value-type="currency" office:currency="EUR" office:value="120.75" calcext:value-type="currency">
            <text:p>120,75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328" calcext:value-type="float">
            <text:p>328,00</text:p>
          </table:table-cell>
          <table:table-cell/>
          <table:table-cell table:formula="of:=[.H9]+[.G10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0" calcext:value-type="currency">
            <text:p>0,00 €</text:p>
          </table:table-cell>
          <table:table-cell table:formula="of:=[.N9]+[.M10]" office:value-type="currency" office:currency="EUR" office:value="119.25" calcext:value-type="currency">
            <text:p>119,25 €</text:p>
          </table:table-cell>
          <table:table-cell table:formula="of:=[.A10]*budgetjour-[.N10]" office:value-type="currency" office:currency="EUR" office:value="150.75" calcext:value-type="currency">
            <text:p>15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328" calcext:value-type="float">
            <text:p>328,00</text:p>
          </table:table-cell>
          <table:table-cell/>
          <table:table-cell table:formula="of:=[.H10]+[.G11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19.25" calcext:value-type="currency">
            <text:p>119,25 €</text:p>
          </table:table-cell>
          <table:table-cell table:formula="of:=[.A11]*budgetjour-[.N11]" office:value-type="currency" office:currency="EUR" office:value="180.75" calcext:value-type="currency">
            <text:p>180,75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328" calcext:value-type="float">
            <text:p>328,00</text:p>
          </table:table-cell>
          <table:table-cell/>
          <table:table-cell table:formula="of:=[.H11]+[.G12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19.25" calcext:value-type="currency">
            <text:p>119,25 €</text:p>
          </table:table-cell>
          <table:table-cell table:formula="of:=[.A12]*budgetjour-[.N12]" office:value-type="currency" office:currency="EUR" office:value="210.75" calcext:value-type="currency">
            <text:p>210,75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328" calcext:value-type="float">
            <text:p>328,00</text:p>
          </table:table-cell>
          <table:table-cell/>
          <table:table-cell table:formula="of:=[.H12]+[.G13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19.25" calcext:value-type="currency">
            <text:p>119,25 €</text:p>
          </table:table-cell>
          <table:table-cell table:formula="of:=[.A13]*budgetjour-[.N13]" office:value-type="currency" office:currency="EUR" office:value="240.75" calcext:value-type="currency">
            <text:p>240,75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328" calcext:value-type="float">
            <text:p>328,00</text:p>
          </table:table-cell>
          <table:table-cell/>
          <table:table-cell table:formula="of:=[.H13]+[.G14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19.25" calcext:value-type="currency">
            <text:p>119,25 €</text:p>
          </table:table-cell>
          <table:table-cell table:formula="of:=[.A14]*budgetjour-[.N14]" office:value-type="currency" office:currency="EUR" office:value="270.75" calcext:value-type="currency">
            <text:p>270,75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328" calcext:value-type="float">
            <text:p>328,00</text:p>
          </table:table-cell>
          <table:table-cell/>
          <table:table-cell table:formula="of:=[.H14]+[.G15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19.25" calcext:value-type="currency">
            <text:p>119,25 €</text:p>
          </table:table-cell>
          <table:table-cell table:formula="of:=[.A15]*budgetjour-[.N15]" office:value-type="currency" office:currency="EUR" office:value="300.75" calcext:value-type="currency">
            <text:p>300,75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328" calcext:value-type="float">
            <text:p>328,00</text:p>
          </table:table-cell>
          <table:table-cell/>
          <table:table-cell table:formula="of:=[.H15]+[.G16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19.25" calcext:value-type="currency">
            <text:p>119,25 €</text:p>
          </table:table-cell>
          <table:table-cell table:formula="of:=[.A16]*budgetjour-[.N16]" office:value-type="currency" office:currency="EUR" office:value="330.75" calcext:value-type="currency">
            <text:p>330,75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328" calcext:value-type="float">
            <text:p>328,00</text:p>
          </table:table-cell>
          <table:table-cell/>
          <table:table-cell table:formula="of:=[.H16]+[.G17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19.25" calcext:value-type="currency">
            <text:p>119,25 €</text:p>
          </table:table-cell>
          <table:table-cell table:formula="of:=[.A17]*budgetjour-[.N17]" office:value-type="currency" office:currency="EUR" office:value="360.75" calcext:value-type="currency">
            <text:p>360,75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328" calcext:value-type="float">
            <text:p>328,00</text:p>
          </table:table-cell>
          <table:table-cell/>
          <table:table-cell table:formula="of:=[.H17]+[.G18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19.25" calcext:value-type="currency">
            <text:p>119,25 €</text:p>
          </table:table-cell>
          <table:table-cell table:formula="of:=[.A18]*budgetjour-[.N18]" office:value-type="currency" office:currency="EUR" office:value="390.75" calcext:value-type="currency">
            <text:p>390,7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328" calcext:value-type="float">
            <text:p>328,00</text:p>
          </table:table-cell>
          <table:table-cell/>
          <table:table-cell table:formula="of:=[.H18]+[.G19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19.25" calcext:value-type="currency">
            <text:p>119,25 €</text:p>
          </table:table-cell>
          <table:table-cell table:formula="of:=[.A19]*budgetjour-[.N19]" office:value-type="currency" office:currency="EUR" office:value="420.75" calcext:value-type="currency">
            <text:p>420,7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328" calcext:value-type="float">
            <text:p>328,00</text:p>
          </table:table-cell>
          <table:table-cell/>
          <table:table-cell table:formula="of:=[.H19]+[.G20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19.25" calcext:value-type="currency">
            <text:p>119,25 €</text:p>
          </table:table-cell>
          <table:table-cell table:formula="of:=[.A20]*budgetjour-[.N20]" office:value-type="currency" office:currency="EUR" office:value="450.75" calcext:value-type="currency">
            <text:p>450,7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328" calcext:value-type="float">
            <text:p>328,00</text:p>
          </table:table-cell>
          <table:table-cell/>
          <table:table-cell table:formula="of:=[.H20]+[.G21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19.25" calcext:value-type="currency">
            <text:p>119,25 €</text:p>
          </table:table-cell>
          <table:table-cell table:formula="of:=[.A21]*budgetjour-[.N21]" office:value-type="currency" office:currency="EUR" office:value="480.75" calcext:value-type="currency">
            <text:p>480,7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328" calcext:value-type="float">
            <text:p>328,00</text:p>
          </table:table-cell>
          <table:table-cell/>
          <table:table-cell table:formula="of:=[.H21]+[.G22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19.25" calcext:value-type="currency">
            <text:p>119,25 €</text:p>
          </table:table-cell>
          <table:table-cell table:formula="of:=[.A22]*budgetjour-[.N22]" office:value-type="currency" office:currency="EUR" office:value="510.75" calcext:value-type="currency">
            <text:p>510,7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328" calcext:value-type="float">
            <text:p>328,00</text:p>
          </table:table-cell>
          <table:table-cell/>
          <table:table-cell table:formula="of:=[.H22]+[.G23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19.25" calcext:value-type="currency">
            <text:p>119,25 €</text:p>
          </table:table-cell>
          <table:table-cell table:formula="of:=[.A23]*budgetjour-[.N23]" office:value-type="currency" office:currency="EUR" office:value="540.75" calcext:value-type="currency">
            <text:p>54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328" calcext:value-type="float">
            <text:p>328,00</text:p>
          </table:table-cell>
          <table:table-cell/>
          <table:table-cell table:formula="of:=[.H23]+[.G24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19.25" calcext:value-type="currency">
            <text:p>119,25 €</text:p>
          </table:table-cell>
          <table:table-cell table:formula="of:=[.A24]*budgetjour-[.N24]" office:value-type="currency" office:currency="EUR" office:value="570.75" calcext:value-type="currency">
            <text:p>57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328" calcext:value-type="float">
            <text:p>328,00</text:p>
          </table:table-cell>
          <table:table-cell/>
          <table:table-cell table:formula="of:=[.H24]+[.G25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19.25" calcext:value-type="currency">
            <text:p>119,25 €</text:p>
          </table:table-cell>
          <table:table-cell table:formula="of:=[.A25]*budgetjour-[.N25]" office:value-type="currency" office:currency="EUR" office:value="600.75" calcext:value-type="currency">
            <text:p>60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328" calcext:value-type="float">
            <text:p>328,00</text:p>
          </table:table-cell>
          <table:table-cell/>
          <table:table-cell table:formula="of:=[.H25]+[.G26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19.25" calcext:value-type="currency">
            <text:p>119,25 €</text:p>
          </table:table-cell>
          <table:table-cell table:formula="of:=[.A26]*budgetjour-[.N26]" office:value-type="currency" office:currency="EUR" office:value="630.75" calcext:value-type="currency">
            <text:p>63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328" calcext:value-type="float">
            <text:p>328,00</text:p>
          </table:table-cell>
          <table:table-cell/>
          <table:table-cell table:formula="of:=[.H26]+[.G27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19.25" calcext:value-type="currency">
            <text:p>119,25 €</text:p>
          </table:table-cell>
          <table:table-cell table:formula="of:=[.A27]*budgetjour-[.N27]" office:value-type="currency" office:currency="EUR" office:value="660.75" calcext:value-type="currency">
            <text:p>66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328" calcext:value-type="float">
            <text:p>328,00</text:p>
          </table:table-cell>
          <table:table-cell/>
          <table:table-cell table:formula="of:=[.H27]+[.G28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19.25" calcext:value-type="currency">
            <text:p>119,25 €</text:p>
          </table:table-cell>
          <table:table-cell table:formula="of:=[.A28]*budgetjour-[.N28]" office:value-type="currency" office:currency="EUR" office:value="690.75" calcext:value-type="currency">
            <text:p>69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328" calcext:value-type="float">
            <text:p>328,00</text:p>
          </table:table-cell>
          <table:table-cell/>
          <table:table-cell table:formula="of:=[.H28]+[.G29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19.25" calcext:value-type="currency">
            <text:p>119,25 €</text:p>
          </table:table-cell>
          <table:table-cell table:formula="of:=[.A29]*budgetjour-[.N29]" office:value-type="currency" office:currency="EUR" office:value="720.75" calcext:value-type="currency">
            <text:p>72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328" calcext:value-type="float">
            <text:p>328,00</text:p>
          </table:table-cell>
          <table:table-cell/>
          <table:table-cell table:formula="of:=[.H29]+[.G30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19.25" calcext:value-type="currency">
            <text:p>119,25 €</text:p>
          </table:table-cell>
          <table:table-cell table:formula="of:=[.A30]*budgetjour-[.N30]" office:value-type="currency" office:currency="EUR" office:value="750.75" calcext:value-type="currency">
            <text:p>75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328" calcext:value-type="float">
            <text:p>328,00</text:p>
          </table:table-cell>
          <table:table-cell/>
          <table:table-cell table:formula="of:=[.H30]+[.G31]" office:value-type="float" office:value="1014" calcext:value-type="float">
            <text:p>10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19.25" calcext:value-type="currency">
            <text:p>119,25 €</text:p>
          </table:table-cell>
          <table:table-cell table:formula="of:=[.A31]*budgetjour-[.N31]" office:value-type="currency" office:currency="EUR" office:value="780.75" calcext:value-type="currency">
            <text:p>780,75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19.25" calcext:value-type="float">
            <text:p>119,25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3" table:number-columns-repeated="2" table:default-cell-style-name="Default"/>
        <table:table-row table:style-name="ro2"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SUM([.B1:.B10])" office:value-type="float" office:value="217" calcext:value-type="float">
            <text:p>217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8:57:13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4T19:00:44.747000000</dc:date>
    <meta:editing-duration>P4DT25M48S</meta:editing-duration>
    <meta:editing-cycles>45</meta:editing-cycles>
    <meta:generator>LibreOffice/7.1.2.2$Windows_X86_64 LibreOffice_project/8a45595d069ef5570103caea1b71cc9d82b2aae4</meta:generator>
    <meta:document-statistic meta:table-count="2" meta:cell-count="381" meta:object-count="0"/>
    <meta:user-defined meta:name="Info 1"/>
    <meta:user-defined meta:name="Info 2"/>
    <meta:user-defined meta:name="Info 3"/>
    <meta:user-defined meta:name="Info 4"/>
  </office:meta>
</office:document-meta>
</file>